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779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6.6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e6ff9" officeooo:paragraph-rsid="00136b73" style:font-weight-asian="normal" style:font-weight-complex="normal"/>
    </style:style>
    <style:style style:name="T1" style:family="text">
      <style:text-properties fo:language="fr" fo:country="FR" style:language-asian="zh" style:country-asian="CN" style:language-complex="hi" style:country-complex="IN"/>
    </style:style>
    <style:style style:name="T2" style:family="text">
      <style:text-properties officeooo:rsid="00136b73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8.348cm" svg:y="0.053cm" svg:width="7.384cm" draw:z-index="0"><draw:text-box fo:min-height="5.172cm"><text:p text:style-name="Standard">Médecin Cardiologue</text:p></draw:text-box></draw:frame><text:text-input text:description="&lt;setLang(user.lang or 'fr_FR')&gt;">&lt;setLang(user.lang or 'fr_FR')&gt;</text:text-input></text:p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Cc :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<text:text-input text:description="&lt;line.name&gt;">partner_id.name</text:text-input> <text:text-input text:description="&lt;line.title.name&gt;">title</text:text-input>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<text:text-input text:description="&lt;/if&gt;">end if</text:text-input></text:p>
          </table:table-cell>
        </table:table-row>
      </table:table>
      <text:p text:style-name="P2"><text:span text:style-name="T2">Le: </text:span><text:span text:style-name="T2"><text:text-input text:description="&lt;formatLang(o.meeting_id.datewotime,date=True)&gt;">&lt;formatLang(o.meeting_id.datewotime,date=True)&gt;</text:text-input></text:span><text:span text:style-name="T2"> <text:s/></text:span></text:p>
      <text:p text:style-name="Text"><text:text-input text:description="&lt;if test=&quot;o.receiver_partner is True&quot;&gt;">&lt;if test="o.receiver_partner is True"&gt;</text:text-input></text:p>
      <text:p text:style-name="Text"><text:text-input text:description="&lt;o.partner_id.title.name&gt;">&lt;o.partner_id.title.name&gt;</text:text-input></text:p>
      <text:p text:style-name="Text"><text:text-input text:description="&lt;/if&gt;">&lt;/if&gt;</text:text-input></text:p>
      <text:p text:style-name="Text"><text:text-input text:description="&lt;if test=&quot;o.honorific is True&quot;&gt;">&lt;if test="o.honorific is True"&gt;</text:text-input></text:p>
      <text:p text:style-name="Text"><text:text-input text:description="&lt;if test=&quot;o.receiver_id.gender =='F'&quot;&gt;">&lt;if test="o.receiver_id.gender =='F'&gt;</text:text-input>Chère consoeur<text:text-input text:description="&lt;/if&gt;">&lt;/if&gt;</text:text-input></text:p>
      <text:p text:style-name="Text"><text:text-input text:description="&lt;if test=&quot;o.receiver_id.gender =='M'&quot;&gt;">&lt;if test="o.receiver_id.gender =='M'&gt;</text:text-input>Cher confrère<text:text-input text:description="&lt;/if&gt;">&lt;/if&gt;</text:text-input></text:p>
      <text:p text:style-name="Text"><text:text-input text:description="&lt;/if&gt;">&lt;/if&gt;</text:text-input></text:p>
      <text:p text:style-name="Text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Text">Je souhaiterais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'<text:text-input text:description="&lt;/if&gt;">&lt;/if&gt;</text:text-input> adresser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o.partner_id.dob&gt;">&lt;o.partner_id.dob&gt;</text:text-input>), pour <text:span text:style-name="T1">bilan pré-opératoire d'une chirurgie de la cataracte sous anesthésie topique. </text:span></text:p>
      <text:p text:style-name="Text"><text:span text:style-name="T1">Comme FDR cardiovasculaire j'ai noté, </text:span></text:p>
      <text:p text:style-name="Text">Les anesthésistes souhaitent aussi un ECG pre-opératoire. </text:p>
      <text:p text:style-name="Text"><text:span text:style-name="T1">Je vous remercie de ce que vous voudrez faire pour </text:span><text:span text:style-name="T1"><text:text-input text:description="&lt;if test=&quot;o.partner_id.gender =='F'&quot;&gt;">&lt;if test="o.partner_id.gender =='F'"&gt;</text:text-input></text:span><text:span text:style-name="T1"> elle</text:span><text:span text:style-name="T1"><text:text-input text:description="&lt;/if&gt;">&lt;/if&gt;</text:text-input></text:span><text:span text:style-name="T1"> </text:span><text:span text:style-name="T1"><text:text-input text:description="&lt;if test=&quot;o.partner_id.gender =='M'&quot;&gt;">&lt;if test="o.partner_id.gender =='M'"&gt;</text:text-input></text:span><text:span text:style-name="T1">lui</text:span><text:span text:style-name="T1"><text:text-input text:description="&lt;/if&gt;">&lt;/if&gt;</text:text-input></text:span><text:span text:style-name="T1">. Je reste à votre disposition pour de plus amples renseignements. </text:span></text:p>
      <text:p text:style-name="Text"><text:text-input text:description="&lt;if test=&quot;o.receiver_partner is False&quot;&gt;">&lt;if test="o.receiver_partner is False"&gt;</text:text-input>Bien confraternelement<text:text-input text:description="&lt;/if&gt;">&lt;/if&gt;</text:text-input></text:p>
      <text:p text:style-name="Signature"><text:text-input text:description="&lt;user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0pt" fo:font-style="normal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04:00:15.531355516</dc:date>
    <meta:editing-duration>PT22H48M30S</meta:editing-duration>
    <meta:editing-cycles>110</meta:editing-cycles>
    <dc:creator>Laurent FRANCOIS</dc:creator>
    <meta:document-statistic meta:table-count="1" meta:image-count="0" meta:object-count="0" meta:page-count="1" meta:paragraph-count="24" meta:word-count="207" meta:character-count="1192" meta:non-whitespace-character-count="1093"/>
  </office:meta>
</office:document-meta>
</file>